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212cm" draw:marker-start-width="0.516cm" draw:marker-end-width="0.516cm" svg:stroke-opacity="80%" draw:textarea-vertical-align="middle" draw:auto-grow-height="false" fo:min-height="9.25cm" fo:min-width="13.5cm" fo:padding-top="0.229cm" fo:padding-bottom="0.229cm" fo:padding-left="0.354cm" fo:padding-right="0.354cm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0.26cm"/>
    </style:style>
    <style:style style:name="gr4" style:family="graphic" style:parent-style-name="standard">
      <style:graphic-properties svg:stroke-opacity="15%" draw:textarea-horizontal-align="justify" draw:textarea-vertical-align="middle" draw:auto-grow-height="false" fo:min-height="3.75cm" fo:min-width="0.4cm"/>
    </style:style>
    <style:style style:name="gr5" style:family="graphic" style:parent-style-name="standard">
      <style:graphic-properties svg:stroke-opacity="15%" draw:textarea-horizontal-align="justify" draw:textarea-vertical-align="middle" draw:auto-grow-height="false" fo:min-height="2.75cm" fo:min-width="0cm"/>
    </style:style>
    <style:style style:name="gr6" style:family="graphic" style:parent-style-name="standard">
      <style:graphic-properties svg:stroke-opacity="15%" draw:textarea-horizontal-align="justify" draw:textarea-vertical-align="middle" draw:auto-grow-height="false" fo:min-height="7.75cm" fo:min-width="5cm"/>
    </style:style>
    <style:style style:name="gr7" style:family="graphic" style:parent-style-name="standard">
      <style:graphic-properties draw:fill-color="#ff3366" draw:textarea-horizontal-align="justify" draw:textarea-vertical-align="middle" draw:auto-grow-height="false" fo:min-height="2.25cm" fo:min-width="2.186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 fo:min-height="2.25cm" fo:min-width="2.186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2.186cm" fo:wrap-option="no-wrap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2.25cm" fo:min-width="2.186cm" fo:wrap-option="no-wrap"/>
    </style:style>
    <style:style style:name="gr13" style:family="graphic" style:parent-style-name="standard">
      <style:graphic-properties draw:opacity="100%" draw:opacity-name="Transparency_20_6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25cm" fo:min-width="2.186cm" fo:wrap-option="no-wrap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33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deb3d"/>
      <style:paragraph-properties fo:text-align="center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opacity="100%" draw:opacity-name="Transparency_20_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9.5cm" svg:x="8.2cm" svg:y="5.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1" draw:layer="layout" svg:width="2.5cm" svg:height="7.5cm" svg:x="8.9cm" svg:y="6.85cm">
          <text:p text:style-name="P1">Pulse</text:p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cm" svg:height="4cm" svg:x="11.6cm" svg:y="8.6cm">
          <text:p text:style-name="P1">Relai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cm" svg:height="4cm" svg:x="12.54cm" svg:y="8.6cm">
          <text:p text:style-name="P1">Relai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4cm" svg:x="13.44cm" svg:y="8.6cm">
          <text:p text:style-name="P1">Disjoncteu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cm" svg:height="3cm" svg:x="14.6cm" svg:y="9.1cm">
          <text:p text:style-name="P1">Borni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8cm" svg:x="15.9cm" svg:y="6.6cm">
          <text:p text:style-name="P1">Plaque</text:p>
          <text:p text:style-name="P1">(Batterie, </text:p>
          <text:p text:style-name="P1">Brain, </text:p>
          <text:p text:style-name="P1">PCB PH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cm" svg:height="2.7cm" svg:x="1.5cm" svg:y="4.8cm">
          <text:p text:style-name="P1">220v</text:p>
          <text:p text:style-name="P1">D 6,5</text:p>
          <draw:enhanced-geometry svg:viewBox="0 0 21600 21600" draw:text-areas="800 800 20800 20800" draw:type="round-rectangular-callout" draw:modifiers="43185.1085832472 16601.8511662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cm" svg:height="1cm" svg:x="1.4cm" svg:y="18.5cm">
          <text:p text:style-name="P1">Echelle: 1/2</text:p>
          <draw:enhanced-geometry svg:viewBox="0 0 21600 21600" draw:type="rectangle" draw:enhanced-path="M 0 0 L 21600 0 21600 21600 0 21600 0 0 Z N"/>
        </draw:custom-shape>
        <draw:ellipse draw:style-name="gr9" draw:text-style-name="P1" draw:layer="layout" svg:width="1.522cm" svg:height="1.5cm" svg:x="7.322cm" svg:y="12cm" draw:kind="cut" draw:start-angle="88.73" draw:end-angle="269.19">
          <text:p/>
        </draw:ellipse>
        <draw:ellipse draw:style-name="gr9" draw:text-style-name="P1" draw:layer="layout" svg:width="1.522cm" svg:height="1.5cm" svg:x="7.3cm" svg:y="6.3cm" draw:kind="cut" draw:start-angle="88.73" draw:end-angle="269.19">
          <text:p/>
        </draw:ellipse>
        <draw:custom-shape draw:style-name="gr10" draw:text-style-name="P4" draw:layer="layout" svg:width="2.9cm" svg:height="2.7cm" svg:x="1.5cm" svg:y="14cm">
          <text:p text:style-name="P1">UCYC</text:p>
          <text:p text:style-name="P1">4.67</text:p>
          <draw:enhanced-geometry svg:viewBox="0 0 21600 21600" draw:text-areas="800 800 20800 20800" draw:type="round-rectangular-callout" draw:modifiers="42909.6173733195 4006.51610514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2.9cm" svg:height="2.7cm" svg:x="10cm" svg:y="1.9cm">
          <text:p text:style-name="P1">POMPE</text:p>
          <text:p text:style-name="P1">D 4</text:p>
          <draw:enhanced-geometry svg:viewBox="0 0 21600 21600" draw:text-areas="800 800 20800 20800" draw:type="round-rectangular-callout" draw:modifiers="18994.0020682523 40800.888559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9cm" svg:height="2.7cm" svg:x="24.998cm" svg:y="16.914cm">
          <text:p text:style-name="P1">WVOL</text:p>
          <text:p text:style-name="P1">D 4,67</text:p>
          <draw:enhanced-geometry svg:viewBox="0 0 21600 21600" draw:text-areas="800 800 20800 20800" draw:type="round-rectangular-callout" draw:modifiers="-13089.5553257497 -15234.3576453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0.5cm" svg:height="0.5cm" svg:x="12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9" draw:text-style-name="P1" draw:layer="layout" svg:width="1.522cm" svg:height="1.5cm" svg:x="7.322cm" svg:y="9.9cm" draw:kind="cut" draw:start-angle="88.73" draw:end-angle="269.19">
          <text:p/>
        </draw:ellipse>
        <draw:ellipse draw:style-name="gr9" draw:text-style-name="P1" draw:layer="layout" svg:width="1.522cm" svg:height="1.5cm" svg:x="7.3cm" svg:y="13.7cm" draw:kind="cut" draw:start-angle="88.73" draw:end-angle="269.19">
          <text:p/>
        </draw:ellipse>
        <draw:custom-shape draw:style-name="gr10" draw:text-style-name="P4" draw:layer="layout" svg:width="2.9cm" svg:height="2.7cm" svg:x="1.5cm" svg:y="7.8cm">
          <text:p text:style-name="P1">24V</text:p>
          <text:p text:style-name="P1">D 5,31</text:p>
          <draw:enhanced-geometry svg:viewBox="0 0 21600 21600" draw:text-areas="800 800 20800 20800" draw:type="round-rectangular-callout" draw:modifiers="42909.6173733195 25198.6671603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2.9cm" svg:height="2.7cm" svg:x="1.5cm" svg:y="7.8cm">
          <text:p text:style-name="P1">24V</text:p>
          <text:p text:style-name="P1">D 5,31</text:p>
          <draw:enhanced-geometry svg:viewBox="0 0 21600 21600" draw:text-areas="800 800 20800 20800" draw:type="round-rectangular-callout" draw:modifiers="43460.5997931748 10004.2947056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078cm 11.4cm)" draw:kind="cut" draw:start-angle="88.73" draw:end-angle="269.19">
          <text:p/>
        </draw:ellipse>
        <draw:custom-shape draw:style-name="gr10" draw:text-style-name="P4" draw:layer="layout" svg:width="2.9cm" svg:height="2.7cm" svg:x="24.4cm" svg:y="8.8cm">
          <text:p text:style-name="P1">SONDES</text:p>
          <text:p text:style-name="P1">D 8,5</text:p>
          <draw:enhanced-geometry svg:viewBox="0 0 21600 21600" draw:text-areas="800 800 20800 20800" draw:type="round-rectangular-callout" draw:modifiers="-9195.44984488108 13642.9470566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svg:x="7.322cm" svg:y="8.1cm" draw:kind="cut" draw:start-angle="88.73" draw:end-angle="269.19">
          <text:p/>
        </draw:ellipse>
        <draw:custom-shape draw:style-name="gr14" draw:text-style-name="P3" draw:layer="layout" svg:width="2.9cm" svg:height="2.7cm" svg:x="1.5cm" svg:y="11cm">
          <text:p text:style-name="P1">LCYC</text:p>
          <text:p text:style-name="P1">D 4,67</text:p>
          <draw:enhanced-geometry svg:viewBox="0 0 21600 21600" draw:text-areas="800 800 20800 20800" draw:type="round-rectangular-callout" draw:modifiers="43185.1085832472 14186.7456497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078cm 7.2cm)" draw:kind="cut" draw:start-angle="88.73" draw:end-angle="269.19">
          <text:p/>
        </draw:ellipse>
        <draw:custom-shape draw:style-name="gr10" draw:text-style-name="P4" draw:layer="layout" svg:width="2.9cm" svg:height="2.7cm" svg:x="23.8cm" svg:y="1.9cm">
          <text:p text:style-name="P1">LED,Fans,</text:p>
          <text:p text:style-name="P1">D 8,5</text:p>
          <draw:enhanced-geometry svg:viewBox="0 0 21600 21600" draw:text-areas="800 800 20800 20800" draw:type="round-rectangular-callout" draw:modifiers="-5695.96690796277 36802.369492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2.9cm" svg:height="2.7cm" svg:x="24.4cm" svg:y="5.9cm">
          <text:p text:style-name="P1">USER</text:p>
          <text:p text:style-name="P1">PANEL</text:p>
          <text:p text:style-name="P1">D 4,67</text:p>
          <draw:enhanced-geometry svg:viewBox="0 0 21600 21600" draw:text-areas="800 800 20800 20800" draw:type="round-rectangular-callout" draw:modifiers="-9470.94105480869 17745.4276194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078cm 9.3cm)" draw:kind="cut" draw:start-angle="88.73" draw:end-angle="269.19">
          <text:p/>
        </draw:ellipse>
        <draw:custom-shape draw:style-name="gr13" draw:text-style-name="P6" draw:layer="layout" svg:width="0.4cm" svg:height="0.5cm" svg:x="15.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9cm" svg:height="2.7cm" svg:x="12.1cm" svg:y="16cm">
          <text:p text:style-name="P1">WTEMP</text:p>
          <text:p text:style-name="P1">D 4,67</text:p>
          <draw:enhanced-geometry svg:viewBox="0 0 21600 21600" draw:text-areas="800 800 20800 20800" draw:type="round-rectangular-callout" draw:modifiers="24987.797311272 -20432.4324324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5" draw:text-style-name="P1" draw:layer="layout" svg:width="1.522cm" svg:height="1.5cm" draw:transform="rotate (-3.14159265358979) translate (23.078cm 13.5cm)" draw:kind="cut" draw:start-angle="88.73" draw:end-angle="269.19">
          <text:p/>
        </draw:ellipse>
        <draw:custom-shape draw:style-name="gr12" draw:text-style-name="P5" draw:layer="layout" svg:width="2.9cm" svg:height="2.7cm" svg:x="24.4cm" svg:y="12.2cm">
          <text:p text:style-name="P1">PH</text:p>
          <text:p text:style-name="P1">D 6-12</text:p>
          <draw:enhanced-geometry svg:viewBox="0 0 21600 21600" draw:text-areas="800 800 20800 20800" draw:type="round-rectangular-callout" draw:modifiers="-9470.94105480869 5645.90892262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5" draw:text-style-name="P1" draw:layer="layout" svg:width="1.522cm" svg:height="1.5cm" draw:transform="rotate (-3.14159265358979) translate (23.078cm 15.4cm)" draw:kind="cut" draw:start-angle="88.73" draw:end-angle="269.1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1:17:10.275024000</meta:creation-date>
    <dc:date>2015-11-02T15:36:52.700485000</dc:date>
    <meta:editing-duration>PT8H59M42S</meta:editing-duration>
    <meta:editing-cycles>7</meta:editing-cycles>
    <meta:generator>LibreOffice/5.0.1.2$MacOSX_X86_64 LibreOffice_project/81898c9f5c0d43f3473ba111d7b351050be20261</meta:generator>
    <meta:document-statistic meta:object-count="32"/>
  </office:meta>
</office:document-meta>
</file>